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365" officeooo:paragraph-rsid="000a10ab"/>
    </style:style>
    <style:style style:name="P2" style:family="paragraph" style:parent-style-name="Standard">
      <style:text-properties fo:font-weight="bold" officeooo:rsid="0008f365" officeooo:paragraph-rsid="000a10ab" style:font-weight-asian="bold" style:font-weight-complex="bold"/>
    </style:style>
    <style:style style:name="P3" style:family="paragraph" style:parent-style-name="Standard">
      <style:text-properties officeooo:paragraph-rsid="000a10ab"/>
    </style:style>
    <style:style style:name="P4" style:family="paragraph" style:parent-style-name="Standard">
      <style:text-properties officeooo:rsid="000a10ab" officeooo:paragraph-rsid="000a10ab"/>
    </style:style>
    <style:style style:name="P5" style:family="paragraph" style:parent-style-name="Standard" style:list-style-name="L1">
      <style:text-properties officeooo:rsid="000ca35d" officeooo:paragraph-rsid="000ca35d"/>
    </style:style>
    <style:style style:name="P6" style:family="paragraph" style:parent-style-name="Standard" style:list-style-name="L2">
      <style:text-properties officeooo:rsid="0008f365" officeooo:paragraph-rsid="000a10ab"/>
    </style:style>
    <style:style style:name="P7" style:family="paragraph" style:parent-style-name="Standard" style:list-style-name="L5">
      <style:text-properties officeooo:rsid="0008f365" officeooo:paragraph-rsid="000a10ab"/>
    </style:style>
    <style:style style:name="P8" style:family="paragraph" style:parent-style-name="Standard" style:list-style-name="L3">
      <style:text-properties officeooo:rsid="000a285a" officeooo:paragraph-rsid="000a285a"/>
    </style:style>
    <style:style style:name="P9" style:family="paragraph" style:parent-style-name="Standard" style:list-style-name="L3">
      <style:text-properties officeooo:rsid="001005fe" officeooo:paragraph-rsid="001005fe"/>
    </style:style>
    <style:style style:name="P10" style:family="paragraph" style:parent-style-name="Standard" style:list-style-name="L4">
      <style:text-properties officeooo:rsid="001005fe" officeooo:paragraph-rsid="001005fe"/>
    </style:style>
    <style:style style:name="P11" style:family="paragraph" style:parent-style-name="Standard" style:list-style-name="L5">
      <style:text-properties officeooo:rsid="001005fe" officeooo:paragraph-rsid="001005fe"/>
    </style:style>
    <style:style style:name="P12" style:family="paragraph" style:parent-style-name="Standard" style:list-style-name="L6">
      <style:text-properties officeooo:rsid="001005fe" officeooo:paragraph-rsid="001005fe"/>
    </style:style>
    <style:style style:name="P13" style:family="paragraph" style:parent-style-name="Standard" style:list-style-name="L7">
      <style:text-properties officeooo:rsid="001005fe" officeooo:paragraph-rsid="001005fe"/>
    </style:style>
    <style:style style:name="P14" style:family="paragraph" style:parent-style-name="Standard" style:list-style-name="L8">
      <style:text-properties officeooo:rsid="001005fe" officeooo:paragraph-rsid="001005fe"/>
    </style:style>
    <style:style style:name="T1" style:family="text">
      <style:text-properties officeooo:rsid="0008f365"/>
    </style:style>
    <style:style style:name="T2" style:family="text">
      <style:text-properties officeooo:rsid="000d913b"/>
    </style:style>
    <style:style style:name="T3" style:family="text">
      <style:text-properties officeooo:rsid="001005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7</text:span>.02.2019</text:p>
      <text:p text:style-name="P1">Daily Scrum metting</text:p>
      <text:p text:style-name="P1"/>
      <text:p text:style-name="P1"/>
      <text:p text:style-name="P2">Allgemein</text:p>
      <text:p text:style-name="P1"/>
      <text:p text:style-name="P1">Getan:</text:p>
      <text:list xml:id="list2064187583" text:style-name="L1">
        <text:list-item>
          <text:p text:style-name="P5">gemeinsames testen der Applikationen </text:p>
        </text:list-item>
      </text:list>
      <text:list xml:id="list719449300" text:style-name="L2">
        <text:list-header>
          <text:p text:style-name="P6"/>
        </text:list-header>
      </text:list>
      <text:p text:style-name="P2">Frontend</text:p>
      <text:p text:style-name="P1"/>
      <text:p text:style-name="P1">Getan:</text:p>
      <text:list xml:id="list1248573849" text:style-name="L3">
        <text:list-item>
          <text:p text:style-name="P8">REST API Anbin<text:span text:style-name="T2">d</text:span>ung <text:span text:style-name="T3">Create</text:span> und <text:span text:style-name="T3">Delete</text:span> implementiert</text:p>
        </text:list-item>
        <text:list-item>
          <text:p text:style-name="P9">Server Auswahl im Loginfenster hinzugefügt</text:p>
        </text:list-item>
        <text:list-item>
          <text:p text:style-name="P9">Refactoring</text:p>
        </text:list-item>
      </text:list>
      <text:p text:style-name="P3"/>
      <text:p text:style-name="P4">Problem:</text:p>
      <text:list xml:id="list3814642474" text:style-name="L4">
        <text:list-item>
          <text:p text:style-name="P10">Editieren des Trees löst das ChangeItem Signal aus. Beim löschen und neu bauen sorgt dieser Signal aber für Segfaults → Lösung: Signale werden beim löschen und neu bauen manuell blockiert</text:p>
        </text:list-item>
      </text:list>
      <text:p text:style-name="P3"/>
      <text:p text:style-name="P1">Ziele:</text:p>
      <text:list xml:id="list2774936431" text:style-name="L5">
        <text:list-item>
          <text:p text:style-name="P11">Install exe mit benötigten Bibliotheken für PlugAndPlay erstellen</text:p>
        </text:list-item>
        <text:list-item>
          <text:p text:style-name="P11">Code kommentieren</text:p>
          <text:p text:style-name="P7"/>
        </text:list-item>
      </text:list>
      <text:p text:style-name="P2">Backend</text:p>
      <text:p text:style-name="P1"/>
      <text:p text:style-name="P1">Getan:</text:p>
      <text:list xml:id="list2028499192" text:style-name="L6">
        <text:list-item>
          <text:p text:style-name="P12">Erstellung des Installscripts (Datenbank + Webservice)</text:p>
        </text:list-item>
      </text:list>
      <text:p text:style-name="P1"/>
      <text:p text:style-name="P1">Ziel:</text:p>
      <text:list xml:id="list337617975" text:style-name="L7">
        <text:list-item>
          <text:p text:style-name="P13">Jar als Exe zu packen für die Windowsinstallation</text:p>
        </text:list-item>
        <text:list-item>
          <text:p text:style-name="P13">Readme /Dokumentation</text:p>
        </text:list-item>
      </text:list>
      <text:p text:style-name="P4"/>
      <text:p text:style-name="P4">Probleme:</text:p>
      <text:list xml:id="list1139295913" text:style-name="L8">
        <text:list-item>
          <text:p text:style-name="P14">Powershell core kann nicht per default Methode Securestrings auslesen, workaround gefun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1:34:34.035338900</meta:creation-date>
    <dc:date>2019-02-27T10:32:29.322000000</dc:date>
    <meta:editing-duration>PT26M15S</meta:editing-duration>
    <meta:editing-cycles>6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5" meta:word-count="111" meta:character-count="735" meta:non-whitespace-character-count="659"/>
  </office:meta>
</office:document-meta>
</file>